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stroke="none" svg:stroke-color="#000000" draw:fill="none" draw:fill-color="#ffffff" fo:min-height="0.256cm"/>
    </style:style>
    <style:style style:name="P1" style:family="paragraph">
      <style:paragraph-properties fo:text-align="center"/>
    </style:style>
    <style:style style:name="P2" style:family="paragraph">
      <style:text-properties fo:font-size="5pt" style:font-size-asian="5pt" style:font-size-complex="5pt"/>
    </style:style>
    <style:style style:name="T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1cm" svg:height="0.1cm" svg:x="2.12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2.12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2.12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2.12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1.87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1.87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1.408cm" svg:y="1.512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1.424cm" svg:y="1.79cm">
              <draw:text-box>
                <text:p text:style-name="P2"><text:span text:style-name="T1">0</text:span></text:p>
              </draw:text-box>
            </draw:frame>
            <draw:frame draw:style-name="gr2" draw:text-style-name="P2" draw:layer="layout" svg:width="0.7cm" svg:height="0.5cm" svg:x="1.424cm" svg:y="2.044cm">
              <draw:text-box>
                <text:p text:style-name="P2"><text:span text:style-name="T1">1</text:span></text:p>
              </draw:text-box>
            </draw:frame>
            <draw:frame draw:style-name="gr2" draw:text-style-name="P2" draw:layer="layout" svg:width="0.7cm" svg:height="0.5cm" svg:x="1.424cm" svg:y="2.296cm">
              <draw:text-box>
                <text:p text:style-name="P2"><text:span text:style-name="T1">2</text:span></text:p>
              </draw:text-box>
            </draw:frame>
            <draw:frame draw:style-name="gr2" draw:text-style-name="P2" draw:layer="layout" svg:width="0.7cm" svg:height="0.5cm" svg:x="1.424cm" svg:y="2.55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1.424cm" svg:y="3.062cm">
              <draw:text-box>
                <text:p text:style-name="P2"><text:span text:style-name="T1">4</text:span></text:p>
              </draw:text-box>
            </draw:frame>
            <draw:frame draw:style-name="gr2" draw:text-style-name="P2" draw:layer="layout" svg:width="0.7cm" svg:height="0.5cm" svg:x="1.424cm" svg:y="2.804cm">
              <draw:text-box>
                <text:p text:style-name="P2"><text:span text:style-name="T1">3</text:span></text:p>
              </draw:text-box>
            </draw:frame>
            <draw:frame draw:style-name="gr2" draw:text-style-name="P2" draw:layer="layout" svg:width="0.7cm" svg:height="0.5cm" svg:x="1.424cm" svg:y="3.31cm">
              <draw:text-box>
                <text:p text:style-name="P2"><text:span text:style-name="T1">5</text:span></text:p>
              </draw:text-box>
            </draw:frame>
            <draw:frame draw:style-name="gr2" draw:text-style-name="P2" draw:layer="layout" svg:width="0.7cm" svg:height="0.5cm" svg:x="1.4cm" svg:y="3.546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1.424cm" svg:y="3.816cm">
              <draw:text-box>
                <text:p text:style-name="P2"><text:span text:style-name="T1">6</text:span></text:p>
              </draw:text-box>
            </draw:frame>
            <draw:frame draw:style-name="gr2" draw:text-style-name="P2" draw:layer="layout" svg:width="0.7cm" svg:height="0.5cm" svg:x="1.424cm" svg:y="4.082cm">
              <draw:text-box>
                <text:p text:style-name="P2"><text:span text:style-name="T1">7</text:span></text:p>
              </draw:text-box>
            </draw:frame>
            <draw:frame draw:style-name="gr2" draw:text-style-name="P2" draw:layer="layout" svg:width="0.7cm" svg:height="0.5cm" svg:x="1.424cm" svg:y="4.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2.024cm" svg:y="1.544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2.024cm" svg:y="1.79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2.024cm" svg:y="2.044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2.024cm" svg:y="2.296cm">
              <draw:text-box>
                <text:p text:style-name="P2"><text:span text:style-name="T1">16</text:span></text:p>
              </draw:text-box>
            </draw:frame>
            <draw:frame draw:style-name="gr2" draw:text-style-name="P2" draw:layer="layout" svg:width="0.7cm" svg:height="0.5cm" svg:x="2.024cm" svg:y="2.556cm">
              <draw:text-box>
                <text:p text:style-name="P2"><text:span text:style-name="T1">15</text:span></text:p>
              </draw:text-box>
            </draw:frame>
            <draw:frame draw:style-name="gr2" draw:text-style-name="P2" draw:layer="layout" svg:width="0.7cm" svg:height="0.5cm" svg:x="2.024cm" svg:y="3.062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2.024cm" svg:y="2.804cm">
              <draw:text-box>
                <text:p text:style-name="P2"><text:span text:style-name="T1">14</text:span></text:p>
              </draw:text-box>
            </draw:frame>
            <draw:frame draw:style-name="gr2" draw:text-style-name="P2" draw:layer="layout" svg:width="0.7cm" svg:height="0.5cm" svg:x="2.024cm" svg:y="3.31cm">
              <draw:text-box>
                <text:p text:style-name="P2"><text:span text:style-name="T1">13</text:span></text:p>
              </draw:text-box>
            </draw:frame>
            <draw:frame draw:style-name="gr2" draw:text-style-name="P2" draw:layer="layout" svg:width="0.7cm" svg:height="0.5cm" svg:x="2.024cm" svg:y="3.57cm">
              <draw:text-box>
                <text:p text:style-name="P2"><text:span text:style-name="T1">12</text:span></text:p>
              </draw:text-box>
            </draw:frame>
            <draw:frame draw:style-name="gr2" draw:text-style-name="P2" draw:layer="layout" svg:width="0.7cm" svg:height="0.5cm" svg:x="2.024cm" svg:y="3.81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2.024cm" svg:y="4.082cm">
              <draw:text-box>
                <text:p text:style-name="P2"><text:span text:style-name="T1">11</text:span></text:p>
              </draw:text-box>
            </draw:frame>
            <draw:frame draw:style-name="gr2" draw:text-style-name="P2" draw:layer="layout" svg:width="0.7cm" svg:height="0.5cm" svg:x="2.024cm" svg:y="4.336cm">
              <draw:text-box>
                <text:p text:style-name="P2"><text:span text:style-name="T1">10</text:span></text:p>
              </draw:text-box>
            </draw:frame>
            <draw:custom-shape draw:style-name="gr1" draw:text-style-name="P1" draw:layer="layout" svg:width="0.1cm" svg:height="0.1cm" svg:x="2.12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1.87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2.024cm" svg:y="4.596cm">
              <draw:text-box>
                <text:p text:style-name="P2"><text:span text:style-name="T1">9</text:span></text:p>
              </draw:text-box>
            </draw:frame>
            <draw:frame draw:style-name="gr3" draw:text-style-name="P2" draw:layer="layout" svg:width="0.7cm" svg:height="0.506cm" svg:x="1.424cm" svg:y="4.338cm">
              <draw:text-box>
                <text:p text:style-name="P2"><text:span text:style-name="T1">8</text:span></text:p>
              </draw:text-box>
            </draw:frame>
          </draw:g>
          <draw:g>
            <draw:custom-shape draw:style-name="gr1" draw:text-style-name="P1" draw:layer="layout" svg:width="0.1cm" svg:height="0.1cm" svg:x="3.42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3.42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3.42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42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3.17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3.17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2.708cm" svg:y="1.512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2.724cm" svg:y="1.79cm">
              <draw:text-box>
                <text:p text:style-name="P2"><text:span text:style-name="T1">0</text:span></text:p>
              </draw:text-box>
            </draw:frame>
            <draw:frame draw:style-name="gr2" draw:text-style-name="P2" draw:layer="layout" svg:width="0.7cm" svg:height="0.5cm" svg:x="2.724cm" svg:y="2.044cm">
              <draw:text-box>
                <text:p text:style-name="P2"><text:span text:style-name="T1">1</text:span></text:p>
              </draw:text-box>
            </draw:frame>
            <draw:frame draw:style-name="gr2" draw:text-style-name="P2" draw:layer="layout" svg:width="0.7cm" svg:height="0.5cm" svg:x="2.724cm" svg:y="2.296cm">
              <draw:text-box>
                <text:p text:style-name="P2"><text:span text:style-name="T1">2</text:span></text:p>
              </draw:text-box>
            </draw:frame>
            <draw:frame draw:style-name="gr2" draw:text-style-name="P2" draw:layer="layout" svg:width="0.7cm" svg:height="0.5cm" svg:x="2.724cm" svg:y="2.55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2.724cm" svg:y="3.062cm">
              <draw:text-box>
                <text:p text:style-name="P2"><text:span text:style-name="T1">4</text:span></text:p>
              </draw:text-box>
            </draw:frame>
            <draw:frame draw:style-name="gr2" draw:text-style-name="P2" draw:layer="layout" svg:width="0.7cm" svg:height="0.5cm" svg:x="2.724cm" svg:y="2.804cm">
              <draw:text-box>
                <text:p text:style-name="P2"><text:span text:style-name="T1">3</text:span></text:p>
              </draw:text-box>
            </draw:frame>
            <draw:frame draw:style-name="gr2" draw:text-style-name="P2" draw:layer="layout" svg:width="0.7cm" svg:height="0.5cm" svg:x="2.724cm" svg:y="3.31cm">
              <draw:text-box>
                <text:p text:style-name="P2"><text:span text:style-name="T1">5</text:span></text:p>
              </draw:text-box>
            </draw:frame>
            <draw:frame draw:style-name="gr2" draw:text-style-name="P2" draw:layer="layout" svg:width="0.7cm" svg:height="0.5cm" svg:x="2.7cm" svg:y="3.546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2.724cm" svg:y="3.816cm">
              <draw:text-box>
                <text:p text:style-name="P2"><text:span text:style-name="T1">6</text:span></text:p>
              </draw:text-box>
            </draw:frame>
            <draw:frame draw:style-name="gr2" draw:text-style-name="P2" draw:layer="layout" svg:width="0.7cm" svg:height="0.5cm" svg:x="2.724cm" svg:y="4.082cm">
              <draw:text-box>
                <text:p text:style-name="P2"><text:span text:style-name="T1">7</text:span></text:p>
              </draw:text-box>
            </draw:frame>
            <draw:frame draw:style-name="gr2" draw:text-style-name="P2" draw:layer="layout" svg:width="0.7cm" svg:height="0.5cm" svg:x="2.724cm" svg:y="4.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3.324cm" svg:y="1.544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3.324cm" svg:y="1.79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3.324cm" svg:y="2.044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3.324cm" svg:y="2.296cm">
              <draw:text-box>
                <text:p text:style-name="P2"><text:span text:style-name="T1">16</text:span></text:p>
              </draw:text-box>
            </draw:frame>
            <draw:frame draw:style-name="gr2" draw:text-style-name="P2" draw:layer="layout" svg:width="0.7cm" svg:height="0.5cm" svg:x="3.324cm" svg:y="2.556cm">
              <draw:text-box>
                <text:p text:style-name="P2"><text:span text:style-name="T1">15</text:span></text:p>
              </draw:text-box>
            </draw:frame>
            <draw:frame draw:style-name="gr2" draw:text-style-name="P2" draw:layer="layout" svg:width="0.7cm" svg:height="0.5cm" svg:x="3.324cm" svg:y="3.062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3.324cm" svg:y="2.804cm">
              <draw:text-box>
                <text:p text:style-name="P2"><text:span text:style-name="T1">14</text:span></text:p>
              </draw:text-box>
            </draw:frame>
            <draw:frame draw:style-name="gr2" draw:text-style-name="P2" draw:layer="layout" svg:width="0.7cm" svg:height="0.5cm" svg:x="3.324cm" svg:y="3.31cm">
              <draw:text-box>
                <text:p text:style-name="P2"><text:span text:style-name="T1">13</text:span></text:p>
              </draw:text-box>
            </draw:frame>
            <draw:frame draw:style-name="gr2" draw:text-style-name="P2" draw:layer="layout" svg:width="0.7cm" svg:height="0.5cm" svg:x="3.324cm" svg:y="3.57cm">
              <draw:text-box>
                <text:p text:style-name="P2"><text:span text:style-name="T1">12</text:span></text:p>
              </draw:text-box>
            </draw:frame>
            <draw:frame draw:style-name="gr2" draw:text-style-name="P2" draw:layer="layout" svg:width="0.7cm" svg:height="0.5cm" svg:x="3.324cm" svg:y="3.81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3.324cm" svg:y="4.082cm">
              <draw:text-box>
                <text:p text:style-name="P2"><text:span text:style-name="T1">11</text:span></text:p>
              </draw:text-box>
            </draw:frame>
            <draw:frame draw:style-name="gr2" draw:text-style-name="P2" draw:layer="layout" svg:width="0.7cm" svg:height="0.5cm" svg:x="3.324cm" svg:y="4.336cm">
              <draw:text-box>
                <text:p text:style-name="P2"><text:span text:style-name="T1">10</text:span></text:p>
              </draw:text-box>
            </draw:frame>
            <draw:custom-shape draw:style-name="gr1" draw:text-style-name="P1" draw:layer="layout" svg:width="0.1cm" svg:height="0.1cm" svg:x="3.42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3.17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3.324cm" svg:y="4.596cm">
              <draw:text-box>
                <text:p text:style-name="P2"><text:span text:style-name="T1">9</text:span></text:p>
              </draw:text-box>
            </draw:frame>
            <draw:frame draw:style-name="gr3" draw:text-style-name="P2" draw:layer="layout" svg:width="0.7cm" svg:height="0.506cm" svg:x="2.724cm" svg:y="4.338cm">
              <draw:text-box>
                <text:p text:style-name="P2"><text:span text:style-name="T1">8</text:span></text:p>
              </draw:text-box>
            </draw:frame>
          </draw:g>
          <draw:g>
            <draw:custom-shape draw:style-name="gr1" draw:text-style-name="P1" draw:layer="layout" svg:width="0.1cm" svg:height="0.1cm" svg:x="4.72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4.72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4.72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72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4.47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4.47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4.008cm" svg:y="1.512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4.024cm" svg:y="1.79cm">
              <draw:text-box>
                <text:p text:style-name="P2"><text:span text:style-name="T1">0</text:span></text:p>
              </draw:text-box>
            </draw:frame>
            <draw:frame draw:style-name="gr2" draw:text-style-name="P2" draw:layer="layout" svg:width="0.7cm" svg:height="0.5cm" svg:x="4.024cm" svg:y="2.044cm">
              <draw:text-box>
                <text:p text:style-name="P2"><text:span text:style-name="T1">1</text:span></text:p>
              </draw:text-box>
            </draw:frame>
            <draw:frame draw:style-name="gr2" draw:text-style-name="P2" draw:layer="layout" svg:width="0.7cm" svg:height="0.5cm" svg:x="4.024cm" svg:y="2.296cm">
              <draw:text-box>
                <text:p text:style-name="P2"><text:span text:style-name="T1">2</text:span></text:p>
              </draw:text-box>
            </draw:frame>
            <draw:frame draw:style-name="gr2" draw:text-style-name="P2" draw:layer="layout" svg:width="0.7cm" svg:height="0.5cm" svg:x="4.024cm" svg:y="2.55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4.024cm" svg:y="3.062cm">
              <draw:text-box>
                <text:p text:style-name="P2"><text:span text:style-name="T1">4</text:span></text:p>
              </draw:text-box>
            </draw:frame>
            <draw:frame draw:style-name="gr2" draw:text-style-name="P2" draw:layer="layout" svg:width="0.7cm" svg:height="0.5cm" svg:x="4.024cm" svg:y="2.804cm">
              <draw:text-box>
                <text:p text:style-name="P2"><text:span text:style-name="T1">3</text:span></text:p>
              </draw:text-box>
            </draw:frame>
            <draw:frame draw:style-name="gr2" draw:text-style-name="P2" draw:layer="layout" svg:width="0.7cm" svg:height="0.5cm" svg:x="4.024cm" svg:y="3.31cm">
              <draw:text-box>
                <text:p text:style-name="P2"><text:span text:style-name="T1">5</text:span></text:p>
              </draw:text-box>
            </draw:frame>
            <draw:frame draw:style-name="gr2" draw:text-style-name="P2" draw:layer="layout" svg:width="0.7cm" svg:height="0.5cm" svg:x="4cm" svg:y="3.546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4.024cm" svg:y="3.816cm">
              <draw:text-box>
                <text:p text:style-name="P2"><text:span text:style-name="T1">6</text:span></text:p>
              </draw:text-box>
            </draw:frame>
            <draw:frame draw:style-name="gr2" draw:text-style-name="P2" draw:layer="layout" svg:width="0.7cm" svg:height="0.5cm" svg:x="4.024cm" svg:y="4.082cm">
              <draw:text-box>
                <text:p text:style-name="P2"><text:span text:style-name="T1">7</text:span></text:p>
              </draw:text-box>
            </draw:frame>
            <draw:frame draw:style-name="gr2" draw:text-style-name="P2" draw:layer="layout" svg:width="0.7cm" svg:height="0.5cm" svg:x="4.024cm" svg:y="4.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4.624cm" svg:y="1.544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4.624cm" svg:y="1.79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4.624cm" svg:y="2.044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4.624cm" svg:y="2.296cm">
              <draw:text-box>
                <text:p text:style-name="P2"><text:span text:style-name="T1">16</text:span></text:p>
              </draw:text-box>
            </draw:frame>
            <draw:frame draw:style-name="gr2" draw:text-style-name="P2" draw:layer="layout" svg:width="0.7cm" svg:height="0.5cm" svg:x="4.624cm" svg:y="2.556cm">
              <draw:text-box>
                <text:p text:style-name="P2"><text:span text:style-name="T1">15</text:span></text:p>
              </draw:text-box>
            </draw:frame>
            <draw:frame draw:style-name="gr2" draw:text-style-name="P2" draw:layer="layout" svg:width="0.7cm" svg:height="0.5cm" svg:x="4.624cm" svg:y="3.062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4.624cm" svg:y="2.804cm">
              <draw:text-box>
                <text:p text:style-name="P2"><text:span text:style-name="T1">14</text:span></text:p>
              </draw:text-box>
            </draw:frame>
            <draw:frame draw:style-name="gr2" draw:text-style-name="P2" draw:layer="layout" svg:width="0.7cm" svg:height="0.5cm" svg:x="4.624cm" svg:y="3.31cm">
              <draw:text-box>
                <text:p text:style-name="P2"><text:span text:style-name="T1">13</text:span></text:p>
              </draw:text-box>
            </draw:frame>
            <draw:frame draw:style-name="gr2" draw:text-style-name="P2" draw:layer="layout" svg:width="0.7cm" svg:height="0.5cm" svg:x="4.624cm" svg:y="3.57cm">
              <draw:text-box>
                <text:p text:style-name="P2"><text:span text:style-name="T1">12</text:span></text:p>
              </draw:text-box>
            </draw:frame>
            <draw:frame draw:style-name="gr2" draw:text-style-name="P2" draw:layer="layout" svg:width="0.7cm" svg:height="0.5cm" svg:x="4.624cm" svg:y="3.81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4.624cm" svg:y="4.082cm">
              <draw:text-box>
                <text:p text:style-name="P2"><text:span text:style-name="T1">11</text:span></text:p>
              </draw:text-box>
            </draw:frame>
            <draw:frame draw:style-name="gr2" draw:text-style-name="P2" draw:layer="layout" svg:width="0.7cm" svg:height="0.5cm" svg:x="4.624cm" svg:y="4.336cm">
              <draw:text-box>
                <text:p text:style-name="P2"><text:span text:style-name="T1">10</text:span></text:p>
              </draw:text-box>
            </draw:frame>
            <draw:custom-shape draw:style-name="gr1" draw:text-style-name="P1" draw:layer="layout" svg:width="0.1cm" svg:height="0.1cm" svg:x="4.72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4.47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4.624cm" svg:y="4.596cm">
              <draw:text-box>
                <text:p text:style-name="P2"><text:span text:style-name="T1">9</text:span></text:p>
              </draw:text-box>
            </draw:frame>
            <draw:frame draw:style-name="gr3" draw:text-style-name="P2" draw:layer="layout" svg:width="0.7cm" svg:height="0.506cm" svg:x="4.024cm" svg:y="4.338cm">
              <draw:text-box>
                <text:p text:style-name="P2"><text:span text:style-name="T1">8</text:span></text:p>
              </draw:text-box>
            </draw:frame>
          </draw:g>
          <draw:g>
            <draw:custom-shape draw:style-name="gr1" draw:text-style-name="P1" draw:layer="layout" svg:width="0.1cm" svg:height="0.1cm" svg:x="6.02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6.02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6.02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02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5.77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5.77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5.308cm" svg:y="1.512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5.324cm" svg:y="1.79cm">
              <draw:text-box>
                <text:p text:style-name="P2"><text:span text:style-name="T1">0</text:span></text:p>
              </draw:text-box>
            </draw:frame>
            <draw:frame draw:style-name="gr2" draw:text-style-name="P2" draw:layer="layout" svg:width="0.7cm" svg:height="0.5cm" svg:x="5.324cm" svg:y="2.044cm">
              <draw:text-box>
                <text:p text:style-name="P2"><text:span text:style-name="T1">1</text:span></text:p>
              </draw:text-box>
            </draw:frame>
            <draw:frame draw:style-name="gr2" draw:text-style-name="P2" draw:layer="layout" svg:width="0.7cm" svg:height="0.5cm" svg:x="5.324cm" svg:y="2.296cm">
              <draw:text-box>
                <text:p text:style-name="P2"><text:span text:style-name="T1">2</text:span></text:p>
              </draw:text-box>
            </draw:frame>
            <draw:frame draw:style-name="gr2" draw:text-style-name="P2" draw:layer="layout" svg:width="0.7cm" svg:height="0.5cm" svg:x="5.324cm" svg:y="2.55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5.324cm" svg:y="3.062cm">
              <draw:text-box>
                <text:p text:style-name="P2"><text:span text:style-name="T1">4</text:span></text:p>
              </draw:text-box>
            </draw:frame>
            <draw:frame draw:style-name="gr2" draw:text-style-name="P2" draw:layer="layout" svg:width="0.7cm" svg:height="0.5cm" svg:x="5.324cm" svg:y="2.804cm">
              <draw:text-box>
                <text:p text:style-name="P2"><text:span text:style-name="T1">3</text:span></text:p>
              </draw:text-box>
            </draw:frame>
            <draw:frame draw:style-name="gr2" draw:text-style-name="P2" draw:layer="layout" svg:width="0.7cm" svg:height="0.5cm" svg:x="5.324cm" svg:y="3.31cm">
              <draw:text-box>
                <text:p text:style-name="P2"><text:span text:style-name="T1">5</text:span></text:p>
              </draw:text-box>
            </draw:frame>
            <draw:frame draw:style-name="gr2" draw:text-style-name="P2" draw:layer="layout" svg:width="0.7cm" svg:height="0.5cm" svg:x="5.3cm" svg:y="3.546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5.324cm" svg:y="3.816cm">
              <draw:text-box>
                <text:p text:style-name="P2"><text:span text:style-name="T1">6</text:span></text:p>
              </draw:text-box>
            </draw:frame>
            <draw:frame draw:style-name="gr2" draw:text-style-name="P2" draw:layer="layout" svg:width="0.7cm" svg:height="0.5cm" svg:x="5.324cm" svg:y="4.082cm">
              <draw:text-box>
                <text:p text:style-name="P2"><text:span text:style-name="T1">7</text:span></text:p>
              </draw:text-box>
            </draw:frame>
            <draw:frame draw:style-name="gr2" draw:text-style-name="P2" draw:layer="layout" svg:width="0.7cm" svg:height="0.5cm" svg:x="5.324cm" svg:y="4.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5.924cm" svg:y="1.544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5.924cm" svg:y="1.79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5.924cm" svg:y="2.044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5.924cm" svg:y="2.296cm">
              <draw:text-box>
                <text:p text:style-name="P2"><text:span text:style-name="T1">16</text:span></text:p>
              </draw:text-box>
            </draw:frame>
            <draw:frame draw:style-name="gr2" draw:text-style-name="P2" draw:layer="layout" svg:width="0.7cm" svg:height="0.5cm" svg:x="5.924cm" svg:y="2.556cm">
              <draw:text-box>
                <text:p text:style-name="P2"><text:span text:style-name="T1">15</text:span></text:p>
              </draw:text-box>
            </draw:frame>
            <draw:frame draw:style-name="gr2" draw:text-style-name="P2" draw:layer="layout" svg:width="0.7cm" svg:height="0.5cm" svg:x="5.924cm" svg:y="3.062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5.924cm" svg:y="2.804cm">
              <draw:text-box>
                <text:p text:style-name="P2"><text:span text:style-name="T1">14</text:span></text:p>
              </draw:text-box>
            </draw:frame>
            <draw:frame draw:style-name="gr2" draw:text-style-name="P2" draw:layer="layout" svg:width="0.7cm" svg:height="0.5cm" svg:x="5.924cm" svg:y="3.31cm">
              <draw:text-box>
                <text:p text:style-name="P2"><text:span text:style-name="T1">13</text:span></text:p>
              </draw:text-box>
            </draw:frame>
            <draw:frame draw:style-name="gr2" draw:text-style-name="P2" draw:layer="layout" svg:width="0.7cm" svg:height="0.5cm" svg:x="5.924cm" svg:y="3.57cm">
              <draw:text-box>
                <text:p text:style-name="P2"><text:span text:style-name="T1">12</text:span></text:p>
              </draw:text-box>
            </draw:frame>
            <draw:frame draw:style-name="gr2" draw:text-style-name="P2" draw:layer="layout" svg:width="0.7cm" svg:height="0.5cm" svg:x="5.924cm" svg:y="3.81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5.924cm" svg:y="4.082cm">
              <draw:text-box>
                <text:p text:style-name="P2"><text:span text:style-name="T1">11</text:span></text:p>
              </draw:text-box>
            </draw:frame>
            <draw:frame draw:style-name="gr2" draw:text-style-name="P2" draw:layer="layout" svg:width="0.7cm" svg:height="0.5cm" svg:x="5.924cm" svg:y="4.336cm">
              <draw:text-box>
                <text:p text:style-name="P2"><text:span text:style-name="T1">10</text:span></text:p>
              </draw:text-box>
            </draw:frame>
            <draw:custom-shape draw:style-name="gr1" draw:text-style-name="P1" draw:layer="layout" svg:width="0.1cm" svg:height="0.1cm" svg:x="6.02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5.77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5.924cm" svg:y="4.596cm">
              <draw:text-box>
                <text:p text:style-name="P2"><text:span text:style-name="T1">9</text:span></text:p>
              </draw:text-box>
            </draw:frame>
            <draw:frame draw:style-name="gr3" draw:text-style-name="P2" draw:layer="layout" svg:width="0.7cm" svg:height="0.506cm" svg:x="5.324cm" svg:y="4.338cm">
              <draw:text-box>
                <text:p text:style-name="P2"><text:span text:style-name="T1">8</text:span></text:p>
              </draw:text-box>
            </draw:frame>
          </draw:g>
          <draw:g>
            <draw:custom-shape draw:style-name="gr1" draw:text-style-name="P1" draw:layer="layout" svg:width="0.1cm" svg:height="0.1cm" svg:x="7.22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7.22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7.22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7.22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4.24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3.98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6.974cm" svg:y="3.22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2.96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0.1cm" svg:height="0.1cm" svg:x="6.974cm" svg:y="2.20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1.6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4.49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3.73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3.47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2.714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2.45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1.949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6.508cm" svg:y="1.512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6.524cm" svg:y="1.79cm">
              <draw:text-box>
                <text:p text:style-name="P2"><text:span text:style-name="T1">0</text:span></text:p>
              </draw:text-box>
            </draw:frame>
            <draw:frame draw:style-name="gr2" draw:text-style-name="P2" draw:layer="layout" svg:width="0.7cm" svg:height="0.5cm" svg:x="6.524cm" svg:y="2.044cm">
              <draw:text-box>
                <text:p text:style-name="P2"><text:span text:style-name="T1">1</text:span></text:p>
              </draw:text-box>
            </draw:frame>
            <draw:frame draw:style-name="gr2" draw:text-style-name="P2" draw:layer="layout" svg:width="0.7cm" svg:height="0.5cm" svg:x="6.524cm" svg:y="2.296cm">
              <draw:text-box>
                <text:p text:style-name="P2"><text:span text:style-name="T1">2</text:span></text:p>
              </draw:text-box>
            </draw:frame>
            <draw:frame draw:style-name="gr2" draw:text-style-name="P2" draw:layer="layout" svg:width="0.7cm" svg:height="0.5cm" svg:x="6.524cm" svg:y="2.55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6.524cm" svg:y="3.062cm">
              <draw:text-box>
                <text:p text:style-name="P2"><text:span text:style-name="T1">4</text:span></text:p>
              </draw:text-box>
            </draw:frame>
            <draw:frame draw:style-name="gr2" draw:text-style-name="P2" draw:layer="layout" svg:width="0.7cm" svg:height="0.5cm" svg:x="6.524cm" svg:y="2.804cm">
              <draw:text-box>
                <text:p text:style-name="P2"><text:span text:style-name="T1">3</text:span></text:p>
              </draw:text-box>
            </draw:frame>
            <draw:frame draw:style-name="gr2" draw:text-style-name="P2" draw:layer="layout" svg:width="0.7cm" svg:height="0.5cm" svg:x="6.524cm" svg:y="3.31cm">
              <draw:text-box>
                <text:p text:style-name="P2"><text:span text:style-name="T1">5</text:span></text:p>
              </draw:text-box>
            </draw:frame>
            <draw:frame draw:style-name="gr2" draw:text-style-name="P2" draw:layer="layout" svg:width="0.7cm" svg:height="0.5cm" svg:x="6.5cm" svg:y="3.546cm">
              <draw:text-box>
                <text:p text:style-name="P2"><text:span text:style-name="T1">3v</text:span></text:p>
              </draw:text-box>
            </draw:frame>
            <draw:frame draw:style-name="gr2" draw:text-style-name="P2" draw:layer="layout" svg:width="0.7cm" svg:height="0.5cm" svg:x="6.524cm" svg:y="3.816cm">
              <draw:text-box>
                <text:p text:style-name="P2"><text:span text:style-name="T1">6</text:span></text:p>
              </draw:text-box>
            </draw:frame>
            <draw:frame draw:style-name="gr2" draw:text-style-name="P2" draw:layer="layout" svg:width="0.7cm" svg:height="0.5cm" svg:x="6.524cm" svg:y="4.082cm">
              <draw:text-box>
                <text:p text:style-name="P2"><text:span text:style-name="T1">7</text:span></text:p>
              </draw:text-box>
            </draw:frame>
            <draw:frame draw:style-name="gr2" draw:text-style-name="P2" draw:layer="layout" svg:width="0.7cm" svg:height="0.5cm" svg:x="6.524cm" svg:y="4.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7.124cm" svg:y="1.544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7.124cm" svg:y="1.79cm">
              <draw:text-box>
                <text:p text:style-name="P2"><text:span text:style-name="T1">5v</text:span></text:p>
              </draw:text-box>
            </draw:frame>
            <draw:frame draw:style-name="gr2" draw:text-style-name="P2" draw:layer="layout" svg:width="0.7cm" svg:height="0.5cm" svg:x="7.124cm" svg:y="2.044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7.124cm" svg:y="2.296cm">
              <draw:text-box>
                <text:p text:style-name="P2"><text:span text:style-name="T1">16</text:span></text:p>
              </draw:text-box>
            </draw:frame>
            <draw:frame draw:style-name="gr2" draw:text-style-name="P2" draw:layer="layout" svg:width="0.7cm" svg:height="0.5cm" svg:x="7.124cm" svg:y="2.556cm">
              <draw:text-box>
                <text:p text:style-name="P2"><text:span text:style-name="T1">15</text:span></text:p>
              </draw:text-box>
            </draw:frame>
            <draw:frame draw:style-name="gr2" draw:text-style-name="P2" draw:layer="layout" svg:width="0.7cm" svg:height="0.5cm" svg:x="7.124cm" svg:y="3.062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7.124cm" svg:y="2.804cm">
              <draw:text-box>
                <text:p text:style-name="P2"><text:span text:style-name="T1">14</text:span></text:p>
              </draw:text-box>
            </draw:frame>
            <draw:frame draw:style-name="gr2" draw:text-style-name="P2" draw:layer="layout" svg:width="0.7cm" svg:height="0.5cm" svg:x="7.124cm" svg:y="3.31cm">
              <draw:text-box>
                <text:p text:style-name="P2"><text:span text:style-name="T1">13</text:span></text:p>
              </draw:text-box>
            </draw:frame>
            <draw:frame draw:style-name="gr2" draw:text-style-name="P2" draw:layer="layout" svg:width="0.7cm" svg:height="0.5cm" svg:x="7.124cm" svg:y="3.57cm">
              <draw:text-box>
                <text:p text:style-name="P2"><text:span text:style-name="T1">12</text:span></text:p>
              </draw:text-box>
            </draw:frame>
            <draw:frame draw:style-name="gr2" draw:text-style-name="P2" draw:layer="layout" svg:width="0.7cm" svg:height="0.5cm" svg:x="7.124cm" svg:y="3.816cm">
              <draw:text-box>
                <text:p text:style-name="P2"><text:span text:style-name="T1">G</text:span></text:p>
              </draw:text-box>
            </draw:frame>
            <draw:frame draw:style-name="gr2" draw:text-style-name="P2" draw:layer="layout" svg:width="0.7cm" svg:height="0.5cm" svg:x="7.124cm" svg:y="4.082cm">
              <draw:text-box>
                <text:p text:style-name="P2"><text:span text:style-name="T1">11</text:span></text:p>
              </draw:text-box>
            </draw:frame>
            <draw:frame draw:style-name="gr2" draw:text-style-name="P2" draw:layer="layout" svg:width="0.7cm" svg:height="0.5cm" svg:x="7.124cm" svg:y="4.336cm">
              <draw:text-box>
                <text:p text:style-name="P2"><text:span text:style-name="T1">10</text:span></text:p>
              </draw:text-box>
            </draw:frame>
            <draw:custom-shape draw:style-name="gr1" draw:text-style-name="P1" draw:layer="layout" svg:width="0.1cm" svg:height="0.1cm" svg:x="7.22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cm" svg:height="0.1cm" svg:x="6.974cm" svg:y="4.746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0.7cm" svg:height="0.5cm" svg:x="7.124cm" svg:y="4.596cm">
              <draw:text-box>
                <text:p text:style-name="P2"><text:span text:style-name="T1">9</text:span></text:p>
              </draw:text-box>
            </draw:frame>
            <draw:frame draw:style-name="gr3" draw:text-style-name="P2" draw:layer="layout" svg:width="0.7cm" svg:height="0.506cm" svg:x="6.524cm" svg:y="4.338cm">
              <draw:text-box>
                <text:p text:style-name="P2"><text:span text:style-name="T1">8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Vandenberk</meta:initial-creator>
    <meta:creation-date>2013-08-07T21:10:42</meta:creation-date>
    <dc:date>2013-08-07T23:04:37</dc:date>
    <dc:creator>Bill Vandenberk</dc:creator>
    <meta:editing-duration>PT1H34M23S</meta:editing-duration>
    <meta:editing-cycles>7</meta:editing-cycles>
    <meta:generator>LibreOffice/3.6$Linux_X86_64 LibreOffice_project/360m1$Build-2</meta:generator>
    <meta:printed-by>Bill Vandenberk</meta:printed-by>
    <meta:print-date>2013-08-07T21:50:29</meta:print-date>
    <meta:document-statistic meta:object-count="266"/>
  </office:meta>
</office:document-meta>
</file>